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Preformatted_20_Text">
      <style:text-properties officeooo:rsid="001fd834" officeooo:paragraph-rsid="001fd834"/>
    </style:style>
    <style:style style:name="P6" style:family="paragraph" style:parent-style-name="Text_20_body">
      <style:text-properties officeooo:paragraph-rsid="002396cd"/>
    </style:style>
    <style:style style:name="P7" style:family="paragraph" style:parent-style-name="Text_20_body">
      <style:text-properties officeooo:paragraph-rsid="0022e689"/>
    </style:style>
    <style:style style:name="P8" style:family="paragraph" style:parent-style-name="Text_20_body">
      <style:text-properties officeooo:paragraph-rsid="00252912"/>
    </style:style>
    <style:style style:name="P9" style:family="paragraph" style:parent-style-name="Text_20_body">
      <style:text-properties officeooo:rsid="00293676" officeooo:paragraph-rsid="00293676"/>
    </style:style>
    <style:style style:name="P10" style:family="paragraph" style:parent-style-name="Text_20_body">
      <style:text-properties officeooo:rsid="002fab3d" officeooo:paragraph-rsid="002fab3d"/>
    </style:style>
    <style:style style:name="P11" style:family="paragraph" style:parent-style-name="Preformatted_20_Text">
      <style:text-properties officeooo:rsid="002fab3d" officeooo:paragraph-rsid="002fab3d"/>
    </style:style>
    <style:style style:name="P12" style:family="paragraph" style:parent-style-name="Preformatted_20_Text">
      <style:text-properties officeooo:rsid="002fab3d" officeooo:paragraph-rsid="0034514d"/>
    </style:style>
    <style:style style:name="P13" style:family="paragraph" style:parent-style-name="Text_20_body">
      <style:text-properties officeooo:rsid="0032a248" officeooo:paragraph-rsid="0032a248"/>
    </style:style>
    <style:style style:name="P14" style:family="paragraph" style:parent-style-name="Text_20_body">
      <style:text-properties officeooo:rsid="0034514d" officeooo:paragraph-rsid="0034514d"/>
    </style:style>
    <style:style style:name="P15" style:family="paragraph" style:parent-style-name="Text_20_body">
      <style:text-properties officeooo:rsid="003486c6" officeooo:paragraph-rsid="003486c6"/>
    </style:style>
    <style:style style:name="P16" style:family="paragraph" style:parent-style-name="Text_20_body">
      <style:text-properties officeooo:rsid="002b8296" officeooo:paragraph-rsid="0035b0cc"/>
    </style:style>
    <style:style style:name="P17" style:family="paragraph" style:parent-style-name="Text_20_body">
      <style:text-properties officeooo:paragraph-rsid="0035eba3"/>
    </style:style>
    <style:style style:name="P18" style:family="paragraph" style:parent-style-name="Table_20_Contents">
      <style:text-properties officeooo:paragraph-rsid="0035eba3"/>
    </style:style>
    <style:style style:name="P19" style:family="paragraph" style:parent-style-name="Text_20_body">
      <style:text-properties officeooo:rsid="0038144c" officeooo:paragraph-rsid="0038144c"/>
    </style:style>
    <style:style style:name="P20"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21"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22"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23"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24" style:family="paragraph" style:parent-style-name="Table_20_Contents">
      <style:paragraph-properties style:writing-mode="lr-tb"/>
    </style:style>
    <style:style style:name="P25" style:family="paragraph" style:parent-style-name="Footnote">
      <style:text-properties officeooo:rsid="001ac3b8" officeooo:paragraph-rsid="001ac3b8"/>
    </style:style>
    <style:style style:name="P26" style:family="paragraph" style:parent-style-name="Footnote">
      <style:text-properties officeooo:rsid="003a9d11" officeooo:paragraph-rsid="003a9d11"/>
    </style:style>
    <style:style style:name="P27" style:family="paragraph" style:parent-style-name="Preformatted_20_Text">
      <style:text-properties officeooo:paragraph-rsid="001fd834"/>
    </style:style>
    <style:style style:name="P28" style:family="paragraph" style:parent-style-name="Table_20_Contents">
      <style:text-properties officeooo:paragraph-rsid="002b8296"/>
    </style:style>
    <style:style style:name="P29" style:family="paragraph" style:parent-style-name="Table_20_Contents">
      <style:text-properties officeooo:rsid="002d352a" officeooo:paragraph-rsid="002d352a"/>
    </style:style>
    <style:style style:name="P30" style:family="paragraph" style:parent-style-name="Table_20_Contents">
      <style:text-properties officeooo:paragraph-rsid="002fab3d"/>
    </style:style>
    <style:style style:name="P31" style:family="paragraph" style:parent-style-name="Table_20_Heading">
      <style:text-properties officeooo:paragraph-rsid="002fab3d"/>
    </style:style>
    <style:style style:name="P32" style:family="paragraph" style:parent-style-name="Table_20_Contents">
      <style:text-properties officeooo:paragraph-rsid="00301c65"/>
    </style:style>
    <style:style style:name="P33" style:family="paragraph" style:parent-style-name="Text_20_body_20_left_20_justified">
      <style:text-properties officeooo:paragraph-rsid="00301c65"/>
    </style:style>
    <style:style style:name="P34" style:family="paragraph" style:parent-style-name="Table_20_Contents">
      <style:text-properties officeooo:rsid="00301c65" officeooo:paragraph-rsid="00301c65"/>
    </style:style>
    <style:style style:name="P35" style:family="paragraph" style:parent-style-name="Table_20_Contents">
      <style:text-properties officeooo:rsid="003123ee" officeooo:paragraph-rsid="003123ee"/>
    </style:style>
    <style:style style:name="P36" style:family="paragraph" style:parent-style-name="Table_20_Contents">
      <style:text-properties officeooo:paragraph-rsid="003123ee"/>
    </style:style>
    <style:style style:name="P37" style:family="paragraph" style:parent-style-name="Table_20_Contents">
      <style:text-properties officeooo:rsid="0035eba3" officeooo:paragraph-rsid="0035eba3"/>
    </style:style>
    <style:style style:name="P38" style:family="paragraph" style:parent-style-name="Table_20_Contents">
      <style:text-properties officeooo:rsid="0035f7f9" officeooo:paragraph-rsid="0035f7f9"/>
    </style:style>
    <style:style style:name="P39" style:family="paragraph" style:parent-style-name="Table_20_Contents">
      <style:text-properties officeooo:paragraph-rsid="0038144c"/>
    </style:style>
    <style:style style:name="P40" style:family="paragraph" style:parent-style-name="Table_20_Contents">
      <style:text-properties officeooo:paragraph-rsid="0042fac9"/>
    </style:style>
    <style:style style:name="P41" style:family="paragraph" style:parent-style-name="Table_20_Contents">
      <style:text-properties officeooo:rsid="0042fac9" officeooo:paragraph-rsid="0042fac9"/>
    </style:style>
    <style:style style:name="P42" style:family="paragraph" style:parent-style-name="Table_20_Contents">
      <style:text-properties officeooo:paragraph-rsid="0045474b"/>
    </style:style>
    <style:style style:name="P43" style:family="paragraph" style:parent-style-name="Table_20_Contents">
      <style:text-properties officeooo:rsid="0045474b" officeooo:paragraph-rsid="0045474b"/>
    </style:style>
    <style:style style:name="P44" style:family="paragraph" style:parent-style-name="Table_20_Contents">
      <style:text-properties officeooo:rsid="0045a349" officeooo:paragraph-rsid="0045a349"/>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48" style:family="paragraph" style:parent-style-name="Heading_20_2">
      <style:text-properties officeooo:rsid="002e5590" officeooo:paragraph-rsid="002e5590"/>
    </style:style>
    <style:style style:name="P49" style:family="paragraph" style:parent-style-name="Heading_20_2">
      <style:text-properties officeooo:paragraph-rsid="002fab3d"/>
    </style:style>
    <style:style style:name="P50" style:family="paragraph" style:parent-style-name="Heading_20_3">
      <style:text-properties officeooo:paragraph-rsid="0035eba3"/>
    </style:style>
    <style:style style:name="P51" style:family="paragraph" style:parent-style-name="Preformatted_20_Text" style:list-style-name="L10"/>
    <style:style style:name="P52" style:family="paragraph" style:parent-style-name="Table_20_Contents" style:list-style-name="L12"/>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6">
      <style:text-properties officeooo:paragraph-rsid="001aa70e"/>
    </style:style>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3"/>
    <style:style style:name="P66" style:family="paragraph" style:parent-style-name="Text_20_body" style:list-style-name="L13">
      <style:text-properties officeooo:rsid="0026b616" officeooo:paragraph-rsid="0026b616"/>
    </style:style>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aa70e" style:font-weight-asian="bold" style:font-weight-complex="bold"/>
    </style:style>
    <style:style style:name="T10" style:family="text">
      <style:text-properties fo:font-weight="bold" officeooo:rsid="0024e3e8"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23ee"/>
    </style:style>
    <style:style style:name="T35" style:family="text">
      <style:text-properties officeooo:rsid="00318180"/>
    </style:style>
    <style:style style:name="T36" style:family="text">
      <style:text-properties officeooo:rsid="002fab3d"/>
    </style:style>
    <style:style style:name="T37" style:family="text">
      <style:text-properties officeooo:rsid="0034514d"/>
    </style:style>
    <style:style style:name="T38" style:family="text">
      <style:text-properties officeooo:rsid="0035b0cc"/>
    </style:style>
    <style:style style:name="T39" style:family="text">
      <style:text-properties officeooo:rsid="0035eba3"/>
    </style:style>
    <style:style style:name="T40" style:family="text">
      <style:text-properties officeooo:rsid="00371f10"/>
    </style:style>
    <style:style style:name="T41" style:family="text">
      <style:text-properties officeooo:rsid="0038144c"/>
    </style:style>
    <style:style style:name="T42" style:family="text">
      <style:text-properties officeooo:rsid="0039e2ed"/>
    </style:style>
    <style:style style:name="T43" style:family="text">
      <style:text-properties officeooo:rsid="003a9d11"/>
    </style:style>
    <style:style style:name="T44" style:family="text">
      <style:text-properties officeooo:rsid="0045474b"/>
    </style:style>
    <style:style style:name="T45" style:family="text">
      <style:text-properties officeooo:rsid="0045e22b"/>
    </style:style>
    <style:style style:name="T46" style:family="text">
      <style:text-properties officeooo:rsid="004713ea"/>
    </style:style>
    <style:style style:name="T47" style:family="text">
      <style:text-properties officeooo:rsid="00493b2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User's manual for</text:p>
      <text:p text:style-name="P23"><draw:frame draw:style-name="fr1" draw:name="Graphic1" text:anchor-type="as-char" svg:width="10.978cm" svg:height="2.064cm" draw:z-index="0"><draw:image xlink:href="../w2llogo.png" xlink:type="simple" xlink:show="embed" xlink:actuate="onLoad" draw:mime-type="image/png"/></draw:frame></text:p>
      <text:p text:style-name="P22">Writer2LaTeX, Writer2BibTeX, Writer2xhtml and Calc2xhtml</text:p>
      <text:p text:style-name="P21">version 1.<text:span text:style-name="T47">7</text:span></text:p>
      <text:p text:style-name="P20">© 2002–20<text:span text:style-name="T47">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5">1 <text:a xlink:type="simple" xlink:href="#__RefHeading__4539_1948605489" text:style-name="Internet_20_link" text:visited-style-name="Internet_20_link">Introduction</text:a><text:tab/>3</text:p>
          <text:p text:style-name="P46">1.1 <text:a xlink:type="simple" xlink:href="#__RefHeading__4541_1948605489" text:style-name="Internet_20_link" text:visited-style-name="Internet_20_link">What is Writer2LaTeX?</text:a><text:tab/>3</text:p>
          <text:p text:style-name="P46">1.2 <text:a xlink:type="simple" xlink:href="#__RefHeading__4543_1948605489" text:style-name="Internet_20_link" text:visited-style-name="Internet_20_link">More about Writer2LaTeX and Writer2BibTeX</text:a><text:tab/>3</text:p>
          <text:p text:style-name="P46">1.3 <text:a xlink:type="simple" xlink:href="#__RefHeading__4545_1948605489" text:style-name="Internet_20_link" text:visited-style-name="Internet_20_link">More about Writer2xhtml and Calc2xhtml</text:a><text:tab/>4</text:p>
          <text:p text:style-name="P45">2 <text:a xlink:type="simple" xlink:href="#__RefHeading__4547_1948605489" text:style-name="Internet_20_link" text:visited-style-name="Internet_20_link">Using the extensions</text:a><text:tab/>5</text:p>
          <text:p text:style-name="P46">2.1 <text:a xlink:type="simple" xlink:href="#__RefHeading__4549_1948605489" text:style-name="Internet_20_link" text:visited-style-name="Internet_20_link">Installing of the extension</text:a><text:tab/>5</text:p>
          <text:p text:style-name="P46">2.2 <text:a xlink:type="simple" xlink:href="#__RefHeading__4551_1948605489" text:style-name="Internet_20_link" text:visited-style-name="Internet_20_link">Using the extensions</text:a><text:tab/>5</text:p>
          <text:p text:style-name="P46">2.3 <text:a xlink:type="simple" xlink:href="#__RefHeading__4787_2050738568" text:style-name="Internet_20_link" text:visited-style-name="Internet_20_link">Exporting from the command line</text:a><text:tab/>5</text:p>
          <text:p text:style-name="P46">2.4 <text:a xlink:type="simple" xlink:href="#__RefHeading__4559_1948605489" text:style-name="Internet_20_link" text:visited-style-name="Internet_20_link">Custom configuration</text:a><text:tab/>6</text:p>
          <text:p text:style-name="P46">2.5 <text:a xlink:type="simple" xlink:href="#__RefHeading__4561_1948605489" text:style-name="Internet_20_link" text:visited-style-name="Internet_20_link">Configuration packages</text:a><text:tab/>6</text:p>
          <text:p text:style-name="P45">3 <text:a xlink:type="simple" xlink:href="#__RefHeading__4563_1948605489" text:style-name="Internet_20_link" text:visited-style-name="Internet_20_link">Using the command line utility</text:a><text:tab/>11</text:p>
          <text:p text:style-name="P46">3.1 <text:a xlink:type="simple" xlink:href="#__RefHeading__4565_1948605489" text:style-name="Internet_20_link" text:visited-style-name="Internet_20_link">How to install Writer2LaTeX for command line usage</text:a><text:tab/>11</text:p>
          <text:p text:style-name="P46">3.2 <text:a xlink:type="simple" xlink:href="#__RefHeading__4567_1948605489" text:style-name="Internet_20_link" text:visited-style-name="Internet_20_link">Using the command line utility</text:a><text:tab/>12</text:p>
          <text:p text:style-name="P45">4 <text:a xlink:type="simple" xlink:href="#__RefHeading__4569_1948605489" text:style-name="Internet_20_link" text:visited-style-name="Internet_20_link">Configuration</text:a><text:tab/>14</text:p>
          <text:p text:style-name="P46">4.1 <text:a xlink:type="simple" xlink:href="#__RefHeading__4571_1948605489" text:style-name="Internet_20_link" text:visited-style-name="Internet_20_link">Writer2LaTeX configuration</text:a><text:tab/>14</text:p>
          <text:p text:style-name="P46">4.2 <text:a xlink:type="simple" xlink:href="#__RefHeading__4573_1948605489" text:style-name="Internet_20_link" text:visited-style-name="Internet_20_link">Writer2xhtml and Calc2xhtml configuration</text:a><text:tab/>25</text:p>
          <text:p text:style-name="P46">4.3 <text:a xlink:type="simple" xlink:href="#__RefHeading__4575_1948605489" text:style-name="Internet_20_link" text:visited-style-name="Internet_20_link">Using LibreOffice to create XHTML documents</text:a><text:tab/>37</text:p>
          <text:p text:style-name="P45">5 <text:a xlink:type="simple" xlink:href="#__RefHeading__4577_1948605489" text:style-name="Internet_20_link" text:visited-style-name="Internet_20_link">Special features for the EPUB export</text:a><text:tab/>39</text:p>
          <text:p text:style-name="P46">5.1 <text:a xlink:type="simple" xlink:href="#__RefHeading__4579_1948605489" text:style-name="Internet_20_link" text:visited-style-name="Internet_20_link">Meta data</text:a><text:tab/>39</text:p>
          <text:p text:style-name="P46">5.2 <text:a xlink:type="simple" xlink:href="#__RefHeading__4581_1948605489" text:style-name="Internet_20_link" text:visited-style-name="Internet_20_link">Hidden hedings</text:a><text:tab/>40</text:p>
          <text:p text:style-name="P45">6 <text:a xlink:type="simple" xlink:href="#__RefHeading__4583_1948605489" text:style-name="Internet_20_link" text:visited-style-name="Internet_20_link">The LaTeX package ooomath.sty</text:a><text:tab/>41</text:p>
          <text:p text:style-name="P45">7 <text:a xlink:type="simple" xlink:href="#__RefHeading__4585_1948605489" text:style-name="Internet_20_link" text:visited-style-name="Internet_20_link">Using Writer2LaTeX from another application</text:a><text:tab/>42</text:p>
          <text:p text:style-name="P46">7.1 <text:a xlink:type="simple" xlink:href="#__RefHeading__4587_1948605489" text:style-name="Internet_20_link" text:visited-style-name="Internet_20_link">Using Writer2LaTeX from a Java application</text:a><text:tab/>42</text:p>
          <text:p text:style-name="P46">7.2 <text:a xlink:type="simple" xlink:href="#__RefHeading__4589_1948605489" text:style-name="Internet_20_link" text:visited-style-name="Internet_20_link">Using Writer2LaTeX from a Basic macro</text:a><text:tab/>43</text:p>
          <text:p text:style-name="P46">7.3 <text:a xlink:type="simple" xlink:href="#__RefHeading__4591_1948605489" text:style-name="Internet_20_link" text:visited-style-name="Internet_20_link">Batch conversion with UNO</text:a><text:tab/>45</text:p>
          <text:p text:style-name="P46">7.4 <text:a xlink:type="simple" xlink:href="#__RefHeading__4593_1948605489" text:style-name="Internet_20_link" text:visited-style-name="Internet_20_link">Converting from StarMath with a Basic macro</text:a><text:tab/>46</text:p>
          <text:p text:style-name="P45">8 <text:a xlink:type="simple" xlink:href="#__RefHeading__4595_1948605489" text:style-name="Internet_20_link" text:visited-style-name="Internet_20_link">Troubleshooting</text:a><text:tab/>47</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772661962" text:style-name="L1">
        <text:list-item>
          <text:p text:style-name="P53"><text:span text:style-name="T7">Writer2LaTeX</text:span> converts OpenDocument text documents to LaTeX 2e, and works together with...</text:p>
        </text:list-item>
        <text:list-item>
          <text:p text:style-name="P53"><text:span text:style-name="T7">Writer2BibTeX</text:span> which extracts bibliographic data from an OpenDocument text document and converts it to BibTeX format.</text:p>
        </text:list-item>
        <text:list-item>
          <text:p text:style-name="P53"><text:span text:style-name="T7">Writer2xhtml</text:span> converts OpenDocument text documents to XHTML 1.0 strict, XHTML 1.1, XHTML 1.1 + MathML 2.0, HTML5, EPUB <text:span text:style-name="T34">2or EPUB 3</text:span> using CSS2 to convert style information.</text:p>
        </text:list-item>
        <text:list-item>
          <text:p text:style-name="P53"><text:span text:style-name="T7">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6">It should also work with Apache OpenOffice</text:p></text:note-body></text:note>. You can use Writer2LaTeX</text:p>
      <text:list xml:id="list3886629056" text:style-name="L2">
        <text:list-item>
          <text:p text:style-name="P54">...as an <text:span text:style-name="T2">ex</text:span><text:span text:style-name="T3">tension</text:span> for <text:span text:style-name="T17">LibreOffice.</text:span></text:p>
        </text:list-item>
        <text:list-item>
          <text:p text:style-name="P54">...as a <text:span text:style-name="T2">command line utility</text:span>, independent of <text:span text:style-name="T17">LibreOffice</text:span>.</text:p>
        </text:list-item>
        <text:list-item>
          <text:p text:style-name="P54">...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7">version </text:span><text:span text:style-name="T11">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488540665" text:style-name="L3">
        <text:list-item>
          <text:p text:style-name="P55">You can use LaTeX as a typesetting engine for your LO documents: Writer2LaTeX can be configured to create a LaTeX document with as much formatting as possible preserved. Note that the resulting LaTeX source will be readable, but not very clean.</text:p>
          <text:p text:style-name="P55">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5">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5">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2224958449" text:style-name="L4">
        <text:list-item>
          <text:p text:style-name="P56">Standards compliance is necessary to ensure consistent results when the document is viewed in different browsers. It is also vital to ensure that the created document can be processed further by other tools.</text:p>
        </text:list-item>
        <text:list-item>
          <text:p text:style-name="P56">Customization means that you can control important aspects about the conversion. In particular you can control the style of the document:</text:p>
          <text:list>
            <text:list-item>
              <text:p text:style-name="P56">You can let Writer2xhtml convert the style information in the source document and thus get an XHTML document that has the same general appearance as the original, but is adapted to an online environment.</text:p>
            </text:list-item>
            <text:list-item>
              <text:p text:style-name="P56">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2772661396" text:style-name="L5">
        <text:list-item>
          <text:p text:style-name="P57"><text:span text:style-name="T8">writer2latex.oxt</text:span> installs <text:span text:style-name="T30">support for</text:span> LaTeX and BibTeX export in Writer</text:p>
        </text:list-item>
        <text:list-item>
          <text:p text:style-name="P57"><text:span text:style-name="T8">writer2xhtml.oxt</text:span> installs <text:span text:style-name="T30">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8">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9">The usage of the extensions is described in the help files: Help – LO Help – Writer2LaTeX/Writer2xhtml.</text:p>
      <text:h text:style-name="P48" text:outline-level="2"><text:bookmark-start text:name="__RefHeading__4787_2050738568"/>Exporting from the command line<text:bookmark-end text:name="__RefHeading__4787_2050738568"/></text:h>
      <text:p text:style-name="P10">You can also use the extensions to export to <text:span text:style-name="T35">LaTeX, </text:span>XHTML or <text:span text:style-name="T35">EPUB </text:span>from the command line. For example to export to HTML5, use the command line</text:p>
      <text:p text:style-name="P11">soffice --headless --convert-to html:org.openoffice.da.writer2xhtml5 document.odt</text:p>
      <text:p text:style-name="P15">Note that this does not work if LO is already running.</text:p>
      <text:p text:style-name="P13">The paramter is the file extension followed by a colon, followed by a filter name. <text:span text:style-name="T36">The possible </text:span>filter names<text:span text:style-name="T36"> are detailed in the table below.</text:span></text:p>
      <text:p text:style-name="P14">If you are using LO version 4.3.2 or later, you can also pass options to the filter. For example to export to LaTeX with pdfTeX as the backend using latin1 as the input encoding, use the command line</text:p>
      <text:p text:style-name="P12">soffice --headless --convert-to <text:span text:style-name="T37">tex</text:span>:org.openoffice.da.writer2<text:span text:style-name="T37">latex:backend=pdftex,inputencoding=latin1</text:span> document.odt</text:p>
      <text:p text:style-name="P14">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1907908499088">
          <table:table-cell table:style-name="Tabel2.A1" office:value-type="string">
            <text:p text:style-name="P31">Format</text:p>
          </table:table-cell>
          <table:table-cell table:style-name="Tabel2.B1" office:value-type="string">
            <text:p text:style-name="P31">FilterName</text:p>
          </table:table-cell>
        </table:table-row>
        <text:soft-page-break/>
        <table:table-row table:style-name="TableLine1907908503984">
          <table:table-cell table:style-name="Tabel2.A2" office:value-type="string">
            <text:p text:style-name="P30">LaTeX</text:p>
          </table:table-cell>
          <table:table-cell table:style-name="Tabel2.B2" office:value-type="string">
            <text:p text:style-name="P30"><text:span text:style-name="Source_20_Text">org.openoffice.da.writer2latex</text:span></text:p>
          </table:table-cell>
        </table:table-row>
        <table:table-row table:style-name="TableLine1907908505888">
          <table:table-cell table:style-name="Tabel2.A2" office:value-type="string">
            <text:p text:style-name="P30">BibTeX</text:p>
          </table:table-cell>
          <table:table-cell table:style-name="Tabel2.B2" office:value-type="string">
            <text:p text:style-name="P30"><text:span text:style-name="Source_20_Text">org.openoffice.da.writer2bibtex</text:span></text:p>
          </table:table-cell>
        </table:table-row>
        <table:table-row table:style-name="TableLine1907908503168">
          <table:table-cell table:style-name="Tabel2.A2" office:value-type="string">
            <text:p text:style-name="P30">XHTML (text document)</text:p>
          </table:table-cell>
          <table:table-cell table:style-name="Tabel2.B2" office:value-type="string">
            <text:p text:style-name="P30"><text:span text:style-name="Source_20_Text">org.openoffice.da.writer2xhtml</text:span></text:p>
          </table:table-cell>
        </table:table-row>
        <table:table-row table:style-name="TableLine1907908506160">
          <table:table-cell table:style-name="Tabel2.A2" office:value-type="string">
            <text:p text:style-name="P30">XHTML 1.1 (text document)</text:p>
          </table:table-cell>
          <table:table-cell table:style-name="Tabel2.B2" office:value-type="string">
            <text:p text:style-name="P30"><text:span text:style-name="Source_20_Text">org.openoffice.da.writer2xhtml11</text:span></text:p>
          </table:table-cell>
        </table:table-row>
        <table:table-row table:style-name="TableLine1907908496096">
          <table:table-cell table:style-name="Tabel2.A2" office:value-type="string">
            <text:p text:style-name="P30">XHTML (spreadsheet)</text:p>
          </table:table-cell>
          <table:table-cell table:style-name="Tabel2.B2" office:value-type="string">
            <text:p text:style-name="P30"><text:span text:style-name="Source_20_Text">org.openoffice.da.calc2xhtml</text:span></text:p>
          </table:table-cell>
        </table:table-row>
        <table:table-row table:style-name="TableLine1907908496368">
          <table:table-cell table:style-name="Tabel2.A2" office:value-type="string">
            <text:p text:style-name="P30">XHTML 1.1 (spreadsheet)</text:p>
          </table:table-cell>
          <table:table-cell table:style-name="Tabel2.B2" office:value-type="string">
            <text:p text:style-name="P30"><text:span text:style-name="Source_20_Text">org.openoffice.da.calc2xhtml11</text:span></text:p>
          </table:table-cell>
        </table:table-row>
        <table:table-row table:style-name="TableLine1907908512960">
          <table:table-cell table:style-name="Tabel2.A2" office:value-type="string">
            <text:p text:style-name="P30">XHTML + MathML</text:p>
          </table:table-cell>
          <table:table-cell table:style-name="Tabel2.B2" office:value-type="string">
            <text:p text:style-name="P30"><text:span text:style-name="Source_20_Text">org.openoffice.da.writer2xhtml.mathml</text:span></text:p>
          </table:table-cell>
        </table:table-row>
        <table:table-row table:style-name="TableLine1907908496912">
          <table:table-cell table:style-name="Tabel2.A2" office:value-type="string">
            <text:p text:style-name="P30">HTML5 (text document)</text:p>
          </table:table-cell>
          <table:table-cell table:style-name="Tabel2.B2" office:value-type="string">
            <text:p text:style-name="P30"><text:span text:style-name="Source_20_Text">org.openoffice.da.writer2xhtml5</text:span></text:p>
          </table:table-cell>
        </table:table-row>
        <table:table-row table:style-name="TableLine1907908506976">
          <table:table-cell table:style-name="Tabel2.A2" office:value-type="string">
            <text:p text:style-name="P30">HTML5 (spreadsheet)</text:p>
          </table:table-cell>
          <table:table-cell table:style-name="Tabel2.B2" office:value-type="string">
            <text:p text:style-name="P30"><text:span text:style-name="Source_20_Text">org.openoffice.da.calc2xhtml5</text:span></text:p>
          </table:table-cell>
        </table:table-row>
        <table:table-row table:style-name="TableLine1907908510240">
          <table:table-cell table:style-name="Tabel2.A2" office:value-type="string">
            <text:p text:style-name="P30">EPUB</text:p>
          </table:table-cell>
          <table:table-cell table:style-name="Tabel2.B2" office:value-type="string">
            <text:p text:style-name="P30"><text:span text:style-name="Source_20_Text">org.openoffice.da.writer2xhtml.epub</text:span></text:p>
          </table:table-cell>
        </table:table-row>
        <table:table-row table:style-name="TableLine1907908502896">
          <table:table-cell table:style-name="Tabel2.A2" office:value-type="string">
            <text:p text:style-name="P35">EPUB 3</text:p>
          </table:table-cell>
          <table:table-cell table:style-name="Tabel2.B2" office:value-type="string">
            <text:p text:style-name="P36"><text:span text:style-name="Source_20_Text">org.openoffice.da.writer2xhtml.epub</text:span><text:span text:style-name="Source_20_Text"><text:span text:style-name="T34">3</text:span></text:span></text:p>
          </table:table-cell>
        </table:table-row>
      </table:table>
      <text:h text:style-name="P49"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8">Tools – Options – Writer2LaTeX</text:span> resp. <text:span text:style-name="T8">Writer2xhtml.</text:span> </text:p>
      <text:p text:style-name="Text_20_body">All three exporters uses a configuration file in the user installation folder for LO.</text:p>
      <text:list xml:id="list3679766281" text:style-name="L6">
        <text:list-item>
          <text:p text:style-name="P58">On unix-like systems this folder will usually be something like</text:p>
          <text:p text:style-name="P59"><text:span text:style-name="Source_20_Text">home directory/.</text:span><text:span text:style-name="Source_20_Text"><text:span text:style-name="T18">config/libreoffce/4</text:span></text:span><text:span text:style-name="Source_20_Text">/user</text:span></text:p>
        </text:list-item>
        <text:list-item>
          <text:p text:style-name="P58">On Windows it will usually be something like</text:p>
          <text:p text:style-name="P58"><text:span text:style-name="Source_20_Text">C:\Documents and Settings\username\OpenOffice.org2\user</text:span></text:p>
          <text:p text:style-name="P58">or</text:p>
          <text:p text:style-name="P58"><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5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1298050320" text:style-name="L7">
        <text:list-item>
          <text:p text:style-name="P60">A configuration file for Writer2LaTeX or Writer2xhtml, see section <text:reference-ref text:reference-format="chapter" text:ref-name="latex-config">4</text:reference-ref>.</text:p>
        </text:list-item>
        <text:list-item>
          <text:p text:style-name="P60">An XHTML template (Writer2xhtml only).</text:p>
        </text:list-item>
        <text:list-item>
          <text:p text:style-name="P60">An LO template.</text:p>
        </text:list-item>
        <text:list-item>
          <text:p text:style-name="P60">An LO registry file to glue the parts together.</text:p>
        </text:list-item>
      </text:list>
      <text:p text:style-name="Text_20_body">The Writer2LaTeX distribution contains a sample configuration package <text:span text:style-name="T8">xhtml-con</text:span><text:soft-page-break/><text:span text:style-name="T8">fig-sample.oxt</text:span> that demonstrates this.</text:p>
      <text:p text:style-name="Text_20_body">As a demonstration of the principles of configuration packages, you can install this into LO using the Extension Manager:</text:p>
      <text:list xml:id="list1249745467" text:style-name="L8">
        <text:list-item>
          <text:p text:style-name="P61">If you export to XHTML, the dialog will show an additional entry <text:span text:style-name="T8">Sample custom style</text:span> in the Style list.</text:p>
        </text:list-item>
        <text:list-item>
          <text:p text:style-name="P61">If you open <text:span text:style-name="T8">Templates and Documents</text:span> in LO you will find a new folder <text:span text:style-name="T8">xhtml-sample-config</text:span>. This folder contains a Writer template. If you create a document based on this template, <text:span text:style-name="T8">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31">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3"><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44">external_toc_depth_marks, index_links, </text:span></text:span><text:span text:style-name="Source_20_Text">include_toc, include_</text:span><text:span text:style-name="Source_20_Text"><text:span text:style-name="T33">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text:span><text:soft-page-break/><text:span text:style-name="Source_20_Text">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82782503" text:style-name="L9">
        <text:list-item>
          <text:p text:style-name="P62">Unzip <text:span text:style-name="Source_20_Text">writer2latex</text:span><text:span text:style-name="Source_20_Text"><text:span text:style-name="T47">17</text:span></text:span><text:span text:style-name="Source_20_Text">.zip</text:span> into some directory. This will create a subdirectory <text:span text:style-name="Source_20_Text">writer2latex</text:span><text:span text:style-name="Source_20_Text"><text:span text:style-name="T29">1</text:span></text:span><text:span text:style-name="Source_20_Text"><text:span text:style-name="T47">7</text:span></text:span>.</text:p>
        </text:list-item>
        <text:list-item>
          <text:p text:style-name="P62">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3374692943" text:style-name="L10">
        <text:list-item>
          <text:p text:style-name="P63">Unzip <text:span text:style-name="Source_20_Text">writer2latex1</text:span><text:span text:style-name="Source_20_Text"><text:span text:style-name="T47">7</text:span></text:span><text:span text:style-name="Source_20_Text">.zip</text:span> into some directory. This will create a subdirectory <text:span text:style-name="Source_20_Text">writer2latex1</text:span><text:span text:style-name="Source_20_Text"><text:span text:style-name="T47">7</text:span></text:span>.</text:p>
        </text:list-item>
        <text:list-item>
          <text:p text:style-name="P63">Add this directory to your PATH environment variable (optional but recommended).</text:p>
        </text:list-item>
        <text:list-item>
          <text:p text:style-name="P63">Add execute permissions to <text:span text:style-name="Source_20_Text">w2l</text:span> as follows:</text:p>
          <text:p text:style-name="P5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1907908527920">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1907908523840">
          <table:table-cell table:style-name="Tabel3.A2" table:number-rows-spanned="8" office:value-type="string">
            <text:p text:style-name="Table_20_Contents">Format</text:p>
          </table:table-cell>
          <table:table-cell table:style-name="Tabel3.A2" office:value-type="string">
            <text:p text:style-name="Table_20_Contents"><text:span text:style-name="Source_20_Text">-latex</text:span></text:p>
          </table:table-cell>
          <table:table-cell table:style-name="Tabel3.C2" office:value-type="string">
            <text:p text:style-name="Table_20_Contents">Convert to LaTeX (default)</text:p>
          </table:table-cell>
        </table:table-row>
        <table:table-row table:style-name="TableLine1907908523840">
          <table:covered-table-cell table:style-name="Tabel3.A2"/>
          <table:table-cell table:style-name="Tabel3.A2" office:value-type="string">
            <text:p text:style-name="Table_20_Contents"><text:span text:style-name="Source_20_Text">-bibtex</text:span></text:p>
          </table:table-cell>
          <table:table-cell table:style-name="Tabel3.C2" office:value-type="string">
            <text:p text:style-name="Table_20_Contents">Convert to BibTeX</text:p>
          </table:table-cell>
        </table:table-row>
        <table:table-row table:style-name="TableLine1907908523840">
          <table:covered-table-cell table:style-name="Tabel3.A2"/>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1907908523840">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1907908523840">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1907908523840">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24">Convert t<text:span text:style-name="T17">o</text:span> HTML5</text:p>
          </table:table-cell>
        </table:table-row>
        <table:table-row table:style-name="TableLine1907908523840">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1907908523840">
          <table:covered-table-cell table:style-name="Tabel3.A2"/>
          <table:table-cell table:style-name="Tabel3.A2" office:value-type="string">
            <text:p text:style-name="P36"><text:span text:style-name="Source_20_Text">-epub</text:span><text:span text:style-name="Source_20_Text"><text:span text:style-name="T34">3</text:span></text:span></text:p>
          </table:table-cell>
          <table:table-cell table:style-name="Tabel3.C2" office:value-type="string">
            <text:p text:style-name="P36">Convert to EPUB <text:span text:style-name="T34">3</text:span></text:p>
          </table:table-cell>
        </table:table-row>
        <table:table-row table:style-name="TableLine1907908518944">
          <table:table-cell table:style-name="Tabel3.A2" table:number-rows-spanned="6"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1907908518944">
          <table:covered-table-cell table:style-name="Tabel3.A2"/>
          <table:table-cell table:style-name="Tabel3.A2" office:value-type="string">
            <text:p text:style-name="Table_20_Contents"><text:span text:style-name="Source_20_Text">-ultraclean</text:span></text:p>
          </table:table-cell>
          <table:table-cell table:style-name="Tabel3.C2" office:value-type="string">
            <text:p text:style-name="Table_20_Contents">Load the LaTeX format <text:span text:style-name="T2">ultraclean</text:span></text:p>
          </table:table-cell>
        </table:table-row>
        <table:table-row table:style-name="TableLine1907908518944">
          <table:covered-table-cell table:style-name="Tabel3.A2"/>
          <table:table-cell table:style-name="Tabel3.A2" office:value-type="string">
            <text:p text:style-name="Table_20_Contents"><text:span text:style-name="Source_20_Text">-clean</text:span></text:p>
          </table:table-cell>
          <table:table-cell table:style-name="Tabel3.C2" office:value-type="string">
            <text:p text:style-name="Table_20_Contents">Load the LaTeX format <text:span text:style-name="T2">clean</text:span></text:p>
          </table:table-cell>
        </table:table-row>
        <table:table-row table:style-name="TableLine1907908518944">
          <table:covered-table-cell table:style-name="Tabel3.A2"/>
          <table:table-cell table:style-name="Tabel3.A2" office:value-type="string">
            <text:p text:style-name="Table_20_Contents"><text:span text:style-name="Source_20_Text">-pdfprint</text:span></text:p>
          </table:table-cell>
          <table:table-cell table:style-name="Tabel3.C2" office:value-type="string">
            <text:p text:style-name="Table_20_Contents">Load the LaTeX format <text:span text:style-name="T2">pdfprint</text:span> </text:p>
          </table:table-cell>
        </table:table-row>
        <table:table-row table:style-name="TableLine1907908518944">
          <table:covered-table-cell table:style-name="Tabel3.A2"/>
          <table:table-cell table:style-name="Tabel3.A2" office:value-type="string">
            <text:p text:style-name="Table_20_Contents"><text:span text:style-name="Source_20_Text">-pdfscreen</text:span></text:p>
          </table:table-cell>
          <table:table-cell table:style-name="Tabel3.C2" office:value-type="string">
            <text:p text:style-name="Table_20_Contents">Load the LaTeX format <text:span text:style-name="T2">pdfscreen</text:span></text:p>
          </table:table-cell>
        </table:table-row>
        <table:table-row table:style-name="TableLine1907908518944">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XHTML format <text:span text:style-name="T2">cleanxhtml</text:span></text:p>
          </table:table-cell>
        </table:table-row>
        <table:table-row table:style-name="TableLine1907908522752">
          <table:table-cell table:style-name="Tabel3.A2" table:number-rows-spanned="3"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XHTML template</text:p>
          </table:table-cell>
        </table:table-row>
        <table:table-row table:style-name="TableLine1907908522752">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1907908522752">
          <table:covered-table-cell table:style-name="Tabel3.A2"/>
          <table:table-cell table:style-name="Tabel3.A2" office:value-type="string">
            <text:p text:style-name="Table_20_Contents"><text:span text:style-name="Source_20_Text">-recurse</text:span></text:p>
          </table:table-cell>
          <table:table-cell table:style-name="Tabel3.C2" office:value-type="string">
            <text:p text:style-name="Table_20_Contents">Recurse into subdirectories (batch conversion)</text:p>
          </table:table-cell>
        </table:table-row>
        <table:table-row table:style-name="TableLine1907908530096">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text:s/>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410087756" text:style-name="L11">
        <text:list-item>
          <text:p text:style-name="P64"><text:span text:style-name="Source_20_Text">ultraclean.xml</text:span> to produce a <text:span text:style-name="T1">clean</text:span> LaTeX file, ie. almost all the formatting is ignored.</text:p>
        </text:list-item>
        <text:list-item>
          <text:p text:style-name="P64"><text:span text:style-name="Source_20_Text">clean.xml</text:span> is a less radical version; preserves hyperlinks, color and some character formatting.</text:p>
        </text:list-item>
        <text:list-item>
          <text:p text:style-name="P64"><text:span text:style-name="Source_20_Text">pdfscreen.xml</text:span> to produce a LaTeX file which is optimized for screen viewing using the package <text:span text:style-name="Source_20_Text">pdfscreen.sty</text:span>.</text:p>
        </text:list-item>
        <text:list-item>
          <text:p text:style-name="P64"><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style-name="TableLine1907908515408">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style-name="TableLine1907908519760">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style-name="TableLine1907908547776">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style-name="TableLine1907908538800">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style-name="TableLine1907908545600">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style-name="TableLine1907908535536">
          <table:table-cell table:style-name="Tabel12.A2" office:value-type="string">
            <text:p text:style-name="P28"><text:span text:style-name="Source_20_Text"><text:span text:style-name="T32">font</text:span></text:span></text:p>
          </table:table-cell>
          <table:table-cell table:style-name="Tabel12.B2" office:value-type="string">
            <text:p text:style-name="P16">This option is used to select a font scheme. Supported values are <text:span text:style-name="Source_20_Text"><text:span text:style-name="T38">default</text:span></text:span><text:span text:style-name="T38">, </text:span><text:span text:style-name="Source_20_Text"><text:span text:style-name="T38">cmbright</text:span></text:span><text:span text:style-name="T38">, </text:span><text:span text:style-name="Source_20_Text"><text:span text:style-name="T38">ccfonts</text:span></text:span><text:span text:style-name="T38">, </text:span><text:span text:style-name="Source_20_Text"><text:span text:style-name="T38">ccfonts-euler</text:span></text:span><text:span text:style-name="T38">, </text:span><text:span text:style-name="Source_20_Text"><text:span text:style-name="T38">iwona</text:span></text:span><text:span text:style-name="T38">, </text:span><text:span text:style-name="Source_20_Text"><text:span text:style-name="T38">kurier</text:span></text:span><text:span text:style-name="T38">, </text:span><text:span text:style-name="Source_20_Text"><text:span text:style-name="T38">anttor</text:span></text:span><text:span text:style-name="T38">, </text:span><text:span text:style-name="Source_20_Text"><text:span text:style-name="T38">kmath-kerkis</text:span></text:span><text:span text:style-name="T38">, </text:span><text:span text:style-name="Source_20_Text"><text:span text:style-name="T38">fouriernc</text:span></text:span><text:span text:style-name="T38">, </text:span><text:span text:style-name="Source_20_Text"><text:span text:style-name="T38">pxfonts</text:span></text:span><text:span text:style-name="T38">, </text:span><text:span text:style-name="Source_20_Text"><text:span text:style-name="T38">mathpazo</text:span></text:span><text:span text:style-name="T38">, </text:span><text:span text:style-name="Source_20_Text"><text:span text:style-name="T38">mathpple</text:span></text:span><text:span text:style-name="T38">, </text:span><text:span text:style-name="Source_20_Text"><text:span text:style-name="T38">txfonts</text:span></text:span><text:span text:style-name="T38">, </text:span><text:span text:style-name="Source_20_Text"><text:span text:style-name="T38">mathptmx</text:span></text:span><text:span text:style-name="T38">, </text:span><text:span text:style-name="Source_20_Text"><text:span text:style-name="T38">arev</text:span></text:span><text:span text:style-name="T38">, </text:span><text:span text:style-name="Source_20_Text"><text:span text:style-name="T38">charter-mathdesign</text:span></text:span><text:span text:style-name="T38">, </text:span><text:span text:style-name="Source_20_Text"><text:span text:style-name="T38">utopia-mathdesign</text:span></text:span><text:span text:style-name="T38">, </text:span><text:span text:style-name="Source_20_Text"><text:span text:style-name="T38">fourier</text:span></text:span>.</text:p>
          </table:table-cell>
        </table:table-row>
        <text:soft-page-break/>
        <table:table-row table:style-name="TableLine1907908538528">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style-name="TableLine1907908539072">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style-name="TableLine1907908535808">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style-name="TableLine1907908531456">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style-name="TableLine1907908540704">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style-name="TableLine1907908543696">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style-name="TableLine1907908536624">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style-name="TableLine1907908546416">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6</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style-name="TableLine1907908536080">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style-name="TableLine1907908517040">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style-name="TableLine1907908532000">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style-name="TableLine1907908532272">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style-name="TableLine1907908543152">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style-name="TableLine1907908534448">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style-name="TableLine1907908537440">
          <table:table-cell table:style-name="Tabel13.A2" office:value-type="string">
            <text:p text:style-name="P39"><text:span text:style-name="Source_20_Text">bibtex_</text:span><text:span text:style-name="Source_20_Text"><text:span text:style-name="T41">encoding</text:span></text:span></text:p>
          </table:table-cell>
          <table:table-cell table:style-name="Tabel13.B2" office:value-type="string">
            <text:p text:style-name="P19">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2">This setting has no effect if the backend is XeTeX.</text:span></text:p>
          </table:table-cell>
        </table:table-row>
        <table:table-row table:style-name="TableLine1907908534992">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style-name="TableLine1907908543968">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style-name="TableLine1907908532544">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style-name="TableLine1907908533360">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style-name="TableLine1907908537712">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style-name="TableLine1907908536896">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style-name="TableLine1907908537168">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style-name="TableLine1907908537984">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style-name="TableLine1907908542880">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8">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style-name="TableLine1907908539888">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style-name="TableLine1907733494768">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style-name="TableLine1907733503472">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2">. Default is empty (default placement).</text:span></text:p>
          </table:table-cell>
        </table:table-row>
        <table:table-row table:style-name="TableLine1907733507552">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2">Use this option to specify, that all graphics and text boxes should be centered. If you don't want that, set this option to </text:span><text:span text:style-name="Source_20_Text"><text:span text:style-name="T12">false</text:span></text:span><text:span text:style-name="T12">. Default is </text:span><text:span text:style-name="Source_20_Text"><text:span text:style-name="T12">true.</text:span></text:span></text:p>
          </table:table-cell>
        </table:table-row>
        <table:table-row table:style-name="TableLine1907733503744">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style-name="TableLine1907733517072">
          <table:table-cell table:style-name="Tabel16.A2" office:value-type="string">
            <text:p text:style-name="Table_20_Contents"><text:span text:style-name="Source_20_Text"><text:span text:style-name="T12">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style-name="TableLine1907733509728">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style-name="TableLine1907733505648">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style-name="TableLine1907733508096">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style-name="TableLine1907733509184">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style-name="TableLine1907733509456">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style-name="TableLine1907733510272">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style-name="TableLine1907733512448">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style-name="TableLine1907733512720">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style-name="TableLine1907733514352">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style-name="TableLine1907733514624">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style-name="TableLine1907733507824">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style-name="TableLine1907733533120">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style-name="TableLine1907733526592">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style-name="TableLine1907733533392">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style-name="TableLine1907733519248">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style-name="TableLine1907733522240">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style-name="TableLine1907733533936">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style-name="TableLine1907733518704">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979052206" text:style-name="L12">
              <text:list-item>
                <text:p text:style-name="P52"><text:span text:style-name="Source_20_Text">ignore_all</text:span> will instruct Writer2LaTeX to ignore <text:span text:style-name="T2">all</text:span> character, paragraph, heading, list and footnote formatting contained in the document.</text:p>
              </text:list-item>
              <text:list-item>
                <text:p text:style-name="P52"><text:span text:style-name="Source_20_Text">ignore_most</text:span> will preserve basic character formatting.</text:p>
              </text:list-item>
              <text:list-item>
                <text:p text:style-name="P52"><text:span text:style-name="Source_20_Text">convert_basic</text:span> (default) will preserve basic character formatting, paragraph justification and all numberings (lists, headings, footnotes).</text:p>
              </text:list-item>
              <text:list-item>
                <text:p text:style-name="P52"><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2"><text:span text:style-name="Source_20_Text">convert_all</text:span> will preserve <text:span text:style-name="T2">all</text:span> supported formatting.</text:p>
              </text:list-item>
            </text:list>
          </table:table-cell>
        </table:table-row>
        <table:table-row table:style-name="TableLine1907733526864">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style-name="TableLine1907733520880">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style-name="TableLine1907733526048">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style-name="TableLine1907733517616">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style-name="TableLine1907733527952">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style-name="TableLine1907733521152">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style-name="TableLine1907733532304">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style-name="TableLine1907733518432">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style-name="TableLine1907733529312">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style-name="TableLine1907733532848">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style-name="TableLine1907733529584">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style-name="TableLine1907733517888">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style-name="TableLine1907733529856">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style-name="TableLine1907733518160">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50" text:outline-level="3">Compatibility options</text:h>
      <table:table table:name="Tabel24" table:style-name="Tabel24">
        <table:table-column table:style-name="Tabel24.A"/>
        <table:table-column table:style-name="Tabel24.B"/>
        <table:table-row table:style-name="TableLine1907733523600">
          <table:table-cell table:style-name="Tabel24.A1" office:value-type="string">
            <text:p text:style-name="P18"><text:span text:style-name="Source_20_Text"><text:span text:style-name="T39">old_math_colors</text:span></text:span></text:p>
          </table:table-cell>
          <table:table-cell table:style-name="Tabel24.B1" office:value-type="string">
            <text:p text:style-name="P37">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7"/>
      <text:h text:style-name="P50" text:outline-level="3">Headings</text:h>
      <text:p text:style-name="Text_20_body">The <text:span text:style-name="Source_20_Text">heading_map</text:span> section specifies how headings in LO should map to LaTeX. Eg. the first line in the sample above specifies that the toplevel heading (<text:span text:style-name="T7">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7">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7">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7">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7">Title</text:span>, <text:span text:style-name="T7">author</text:span> and <text:span text:style-name="T7">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7">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style-name="TableLine1907733534208">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1907733522784">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style-name="TableLine1907733524416">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style-name="TableLine1907733524688">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style-name="TableLine1907733524960">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1907733538560">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1907733536928">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style-name="TableLine1907733535024">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1907733538832">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style-name="TableLine1907733542912">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style-name="TableLine1907733521696">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1907733543456">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1907733541008">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1907733537744">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style-name="TableLine1907733539376">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style-name="TableLine1907733541280">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style-name="TableLine1907733535568">
          <table:table-cell table:style-name="Tabel5.A2" office:value-type="string">
            <text:p text:style-name="Text_20_body"><text:span text:style-name="Source_20_Text">max_width</text:span></text:p>
          </table:table-cell>
          <table:table-cell table:style-name="Tabel5.B2" office:value-type="string">
            <text:p text:style-name="P38">This option is used to specifiy the maximum width of the text (XHTML and text documents only). The default value is <text:span text:style-name="Source_20_Text">800px</text:span>. An empty value means that a maximum width is not set.</text:p>
          </table:table-cell>
        </table:table-row>
        <table:table-row table:style-name="TableLine1907733539648">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style-name="TableLine1907733539920">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1907733540464">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style-name="TableLine1907733535840">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style-name="TableLine1907733541824">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1907733536656">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1907733542368">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1907733538016">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1907733415888">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style-name="TableLine1907733543728">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9">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style-name="TableLine1907733424048">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9">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5">This replaces the output format (available until Writer2LaTeX 1.2) using an XSLT style sheet for the same purpose.</text:p></text:note-body></text:note>.</text:p>
          </table:table-cell>
        </table:table-row>
        <table:table-row table:style-name="TableLine1907733417248">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2">t</text:span>o export vector graphics <text:span text:style-name="T22">embedded in the HTML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able:table-row table:style-name="TableLine1907733427856">
          <table:table-cell table:style-name="Tabel7.A2" office:value-type="string">
            <text:p text:style-name="P29"><text:span text:style-name="Source_20_Text">embed_img</text:span></text:p>
          </table:table-cell>
          <table:table-cell table:style-name="Tabel7.B2" office:value-type="string">
            <text:p text:style-name="P29">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1907733428400">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1907733426496">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1907733419968">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style-name="TableLine1907733427584">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style-name="TableLine1907733424592">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1907733420240">
          <table:table-cell table:style-name="Tabel7.A2" office:value-type="string">
            <text:p text:style-name="P40"><text:span text:style-name="Source_20_Text"><text:span text:style-name="T2">in</text:span></text:span><text:span text:style-name="Source_20_Text"><text:span text:style-name="T6">dex_links</text:span></text:span></text:p>
          </table:table-cell>
          <table:table-cell table:style-name="Tabel7.B2" office:value-type="string">
            <text:p text:style-name="P41">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1907733428672">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style-name="TableLine1907733415072">
          <table:table-cell table:style-name="Tabel7.A2" office:value-type="string">
            <text:p text:style-name="P32"><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34">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1907733420512">
          <table:table-cell table:style-name="Tabel7.A2" office:value-type="string">
            <text:p text:style-name="P44"><text:span text:style-name="Source_20_Text"><text:span text:style-name="T2">avoid_html5</text:span></text:span></text:p>
          </table:table-cell>
          <table:table-cell table:style-name="Tabel7.B2" office:value-type="string">
            <text:p text:style-name="P44">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45">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1907733428944">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1907733416160">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1907733415344">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1907733422144">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44">non-negative integer.</text:span></text:p>
          </table:table-cell>
        </table:table-row>
        <table:table-row table:style-name="TableLine1907733425408">
          <table:table-cell table:style-name="Tabel10.A2" office:value-type="string">
            <text:p text:style-name="P42"><text:span text:style-name="Source_20_Text"><text:span text:style-name="T2">external_toc_depth_</text:span></text:span><text:span text:style-name="Source_20_Text"><text:span text:style-name="T4">marks</text:span></text:span></text:p>
          </table:table-cell>
          <table:table-cell table:style-name="Tabel10.B2" office:value-type="string">
            <text:p text:style-name="P43">The EPUB table of content can also be constructed from index marks. This options determines the number of levels to include in the table (which is thus independent of the heading level).</text:p>
          </table:table-cell>
        </table:table-row>
        <table:table-row table:style-name="TableLine1907733418064">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1907733422416">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1907733425952">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style-name="TableLine1907733422688">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1907733423232">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1907733429760">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style-name="TableLine1907733430304">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style-name="TableLine1907733427312">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1907733426768">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style-name="TableLine1907733423776">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1907733414256">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style-name="TableLine1907733421328">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1907733414528">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1907733414800">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style-name="TableLine1907733415616">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style-name="TableLine1907733413712">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style-name="TableLine1907733418608">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196677734" text:style-name="L13">
        <text:list-item>
          <text:p text:style-name="P65"><text:span text:style-name="Source_20_Text">name</text:span> specifies the name of the Writer style.</text:p>
        </text:list-item>
        <text:list-item>
          <text:p text:style-name="P65"><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5"><text:span text:style-name="Source_20_Text">element</text:span> specifies the XHTML element to use when converting this style. This is not used for frame and list styles.</text:p>
        </text:list-item>
        <text:list-item>
          <text:p text:style-name="P65"><text:span text:style-name="Source_20_Text">css</text:span> specifies the CSS style class to use when converting this style. If it is not specified or the value is <text:span text:style-name="Source_20_Text">“(none)”</text:span>, no CSS class will be used.</text:p>
        </text:list-item>
        <text:list-item>
          <text:p text:style-name="P65"><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5"><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6"><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762979231" text:style-name="L14">
        <text:list-item>
          <text:p text:style-name="P67">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7"><text:span text:style-name="T21">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67"><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7">&lt;html&gt;</text:p>
      <text:p text:style-name="P27"><text:soft-page-break/><text:s text:c="2"/>&lt;head&gt;</text:p>
      <text:p text:style-name="P27"><text:s text:c="4"/>&lt;title/&gt;</text:p>
      <text:p text:style-name="P27"><text:s text:c="2"/>&lt;/head&gt;</text:p>
      <text:p text:style-name="P27"><text:s text:c="2"/>&lt;body&gt;</text:p>
      <text:p text:style-name="P27"><text:s text:c="4"/><text:span text:style-name="T21">&lt;header&gt;</text:span>&lt;<text:span text:style-name="T21">nav</text:span> id='header' /&gt;<text:span text:style-name="T21">&lt;/header&gt;</text:span></text:p>
      <text:p text:style-name="P27"><text:s text:c="4"/><text:span text:style-name="T21">&lt;aside&gt;</text:span>&lt;<text:span text:style-name="T21">nav</text:span> id='<text:span text:style-name="T21">panel</text:span>' /&gt;<text:span text:style-name="T21">&lt;/aside&gt;</text:span></text:p>
      <text:p text:style-name="P27"><text:s text:c="4"/>&lt;div id='content' /&gt;</text:p>
      <text:p text:style-name="P27"><text:s text:c="4"/><text:span text:style-name="T21">&lt;footer&gt;</text:span>&lt;<text:span text:style-name="T21">nav</text:span> id='<text:span text:style-name="T21">footer</text:span>' /&gt;<text:span text:style-name="T21">&lt;/footer&gt;</text:span></text:p>
      <text:p text:style-name="P27"><text:s text:c="2"/>&lt;/body&gt;</text:p>
      <text:p text:style-name="P5">&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8">File-Properties</text:span>, <text:span text:style-name="T8">User-defined properties</text:span>. (The export filter includes a custom editor for these.) The following properties are supported:</text:p>
      <text:list xml:id="list341890146" text:style-name="L15">
        <text:list-item>
          <text:p text:style-name="P68"><text:span text:style-name="T8">Identifier</text:span>: Each EPUB document must have a unique ID. Normally Writer2xhtml generates a Universal Unique ID (UUID) for this purpose, but you may override this with your own ID.</text:p>
          <text:p text:style-name="P68">To do this add a new property, enter <text:span text:style-name="T8">Identifier</text:span> (case is not important) as name and the ID as value.</text:p>
          <text:p text:style-name="P68">An identifier may follow a specific identification scheme, e.g. ISBN. To specify an identification scheme, append this to the name separated by a period, e.g. <text:span text:style-name="T8">Identifier.ISBN</text:span>.</text:p>
          <text:p text:style-name="P68">It is possible to have several identifiers, in this case append a number to the name, e.g. <text:span text:style-name="T8">Identifier1.ISBN</text:span> and <text:span text:style-name="T8">Identifier2</text:span>. The first identifier is used as the unique ID.</text:p>
        </text:list-item>
        <text:list-item>
          <text:p text:style-name="P68"><text:span text:style-name="T8">Creator</text:span>: A primary creator or author of the publication.</text:p>
          <text:p text:style-name="P68">Enter <text:span text:style-name="T8">Creator</text:span> as name and the creator's name as value.</text:p>
          <text:p text:style-name="P68">A creator may have a special role, you can specify this with a three letter code after the word <text:span text:style-name="T8">creator</text:span>, e.g. <text:span text:style-name="T8">creator.aut</text:span> for the author or <text:span text:style-name="T8">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8">You can define several creators, in this case add a number to the word <text:span text:style-name="T8">creator</text:span>, e.g. <text:span text:style-name="T8">creator1.aut</text:span> and <text:span text:style-name="T8">creator2</text:span>. The creators will be sorted according to the numbers. Note that some readers may only present the first creator.</text:p>
          <text:p text:style-name="P68">If no creator is defined, Writer2xhtml will export the default creator given in the document (this is usually taken from LO's user settings).</text:p>
        </text:list-item>
        <text:list-item>
          <text:p text:style-name="P68"><text:span text:style-name="T8">Contributor</text:span>: A party whose contribution to the publication is secondary to those named in creator elements. Otherwise it is handled like Creator, and the same rules apply.</text:p>
        </text:list-item>
        <text:list-item>
          <text:p text:style-name="P68"><text:span text:style-name="T8">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8">A date may be associated with a special event such as <text:span text:style-name="T8">creation</text:span>, <text:span text:style-name="T8">publication</text:span> or <text:span text:style-name="T8">modification</text:span>. To define this, add the event after the word <text:span text:style-name="T8">date</text:span>, e.g. <text:span text:style-name="T8">date.publication</text:span>.</text:p>
          <text:p text:style-name="P68">You can give several dates, in this case add a number to the word date, e.g. <text:soft-page-break/><text:span text:style-name="T8">date1.creation</text:span>, <text:span text:style-name="T8">date2.modification</text:span>.</text:p>
          <text:p text:style-name="P68">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70811321759147" text:continue-numbering="true" text:style-name="L15">
        <text:list-item>
          <text:p text:style-name="P68"><text:span text:style-name="T8">Publisher</text:span>: The publisher of the document.</text:p>
        </text:list-item>
        <text:list-item>
          <text:p text:style-name="P68"><text:span text:style-name="T8">Type</text:span>: Terms describing general categories, functions, genres, or aggregation levels for content.</text:p>
        </text:list-item>
        <text:list-item>
          <text:p text:style-name="P68"><text:span text:style-name="T8">Format</text:span>: The media type or dimensions of the resource.</text:p>
        </text:list-item>
        <text:list-item>
          <text:p text:style-name="P68"><text:span text:style-name="T8">Source</text:span>: Information regarding a prior resource from which the publication was derived.</text:p>
        </text:list-item>
        <text:list-item>
          <text:p text:style-name="P68"><text:span text:style-name="T8">Relation</text:span>: An identifier of an auxiliary resource and its relationship to the publication.</text:p>
        </text:list-item>
        <text:list-item>
          <text:p text:style-name="P68"><text:span text:style-name="T8">Coverage</text:span>: The extent or scope of the publication’s content.</text:p>
        </text:list-item>
        <text:list-item>
          <text:p text:style-name="P68"><text:span text:style-name="T8">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7">If you use MikTeX you can install <text:span text:style-name="Source_20_Text"><text:span text:style-name="T25">ooo</text:span></text:span><text:span text:style-name="Source_20_Text">math.sty</text:span> as follows:</text:p>
      <text:p text:style-name="P8"><text:span text:style-name="T27">First you should create a local texmf tree if it does note already exist. Start MikTeX settings (</text:span><text:span text:style-name="T10">All Programs – MikTeX – Maintenance – Settings</text:span><text:span text:style-name="T27">). Choose the </text:span><text:span text:style-name="T10">admin</text:span><text:span text:style-name="T27"> variants if you want to install for all users. If the list on the tab page </text:span><text:span text:style-name="T10">Roots</text:span><text:span text:style-name="T27"> is empty, create a suitable directory such as </text:span><text:span text:style-name="Source_20_Text"><text:span text:style-name="T28">C:\localtexmf</text:span></text:span><text:span text:style-name="T27">, click </text:span><text:span text:style-name="T10">Add</text:span><text:span text:style-name="T27"> and select this directory.</text:span></text:p>
      <text:p text:style-name="P8">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7">General</text:span>, click the button <text:span text:style-name="T7">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style-name="TableLine1907733917520">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1907720200592">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style-name="TableLine1907720147008">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style-name="TableLine1907720148096">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1907720148912">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1907720149456">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1907734107952">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style-name="TableLine1907734105504">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1907734108768">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1907908481680">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1907908477600">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1907908864032">
          <table:table-cell table:style-name="Table1.A2" office:value-type="string">
            <text:p text:style-name="P35">EPUB 3</text:p>
          </table:table-cell>
          <table:table-cell table:style-name="Table1.B2" office:value-type="string">
            <text:p text:style-name="P36"><text:span text:style-name="Source_20_Text">org.openoffice.da.writer2xhtml.epub</text:span><text:span text:style-name="Source_20_Text"><text:span text:style-name="T34">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1907720197872">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1908003819856">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1908003817680">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style-name="TableLine1908003829104">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1908003829376">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1908003832368">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text:soft-page-break/>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966557683" text:style-name="L16">
        <text:list-item>
          <text:p text:style-name="P69">The <text:span text:style-name="Source_20_Text">sSourceURL</text:span> specifies the URL of the source directory</text:p>
        </text:list-item>
        <text:list-item>
          <text:p text:style-name="P69">The <text:span text:style-name="Source_20_Text">sTargetURL</text:span> specifies the URL of the target directory</text:p>
        </text:list-item>
        <text:list-item>
          <text:p text:style-name="P69">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style-name="TableLine1908003831552">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style-name="TableLine1908003832640">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style-name="TableLine1908003825024">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style-name="TableLine1908003816320">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style-name="TableLine1908003821760">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style-name="TableLine1908003819584">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style-name="TableLine1908003817952">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style-name="TableLine1908003818768">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style-name="TableLine1908003831008">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style-name="TableLine1908003831824">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style-name="TableLine1908003825568">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style-name="TableLine1908003817408">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style-name="TableLine1908003819040">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731995955" text:style-name="L17">
        <text:list-item>
          <text:p text:style-name="P70">The method <text:span text:style-name="Source_20_Text">convertFormula</text:span> converts a StarMath string to a LaTeX string</text:p>
        </text:list-item>
        <text:list-item>
          <text:p text:style-name="P70">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6"><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8">Tools – Options – </text:span><text:span text:style-name="T9">LibreOffice</text:span><text:span text:style-name="T8"> – </text:span><text:span text:style-name="T9">Advanced</text:span>. Click <text:span text:style-name="T8">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8</text:page-number><text:tab/><text:tab/>User's manual for Writer2LaTeX</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initial-creator>Henrik Just</meta:initial-creator>
    <meta:creation-date>2003-07-03T08:45:42</meta:creation-date>
    <dc:date>2022-06-06T17:08:09.196000000</dc:date>
    <meta:print-date>2004-06-29T10:09:33</meta:print-date>
    <dc:language>en-US</dc:language>
    <meta:editing-cycles>386</meta:editing-cycles>
    <meta:editing-duration>P1DT18H36M10S</meta:editing-duration>
    <meta:document-statistic meta:table-count="25" meta:image-count="1" meta:object-count="0" meta:page-count="47" meta:paragraph-count="1109" meta:word-count="12848" meta:character-count="85176" meta:non-whitespace-character-count="72672"/>
    <meta:user-defined meta:name="Info 1"/>
    <meta:user-defined meta:name="Info 2"/>
    <meta:user-defined meta:name="Info 3"/>
    <meta:user-defined meta:name="Info 4"/>
  </office:meta>
</office:document-meta>
</file>